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r" fo:country="FR" officeooo:rsid="000d6d07" officeooo:paragraph-rsid="000d6d07"/>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x, Trix ou Tricks prononcés, est un jeu de cartes à quatre joueurs principalement du Moyen-Orient. Semblable au jeu européen du Barbu, Trex prend sur un style de cycle dans lequel il y a quatre cycles, chaque cycle est composé de cinq jeux. Chaque cycle est appelé un «royaume» en référence au fait que l'un joueur dans chaque cycle (le roi) Détermine contrat pour jouer dans chacun des cinq jeux.<text:line-break/><text:line-break/><text:span text:style-name="T3">Les joueurs, les cartes et distribuez</text:span><text:line-break/>Trex est joué par quatre personnes utilisant un paquet de 52 cartes internationales standard sans jokers. Les cartes dans chaque costume rang de haut en bas: A-K-Q-J-10-9-8-7-6-5-4-3-2.<text:line-break/><text:line-break/>Pour commencer la session, les cartes sont mélangées, coupé (par le joueur à gauche du dealer) et distribuées aux quatre joueurs, un à la fois, de sorte que chaque joueur a 13 les cartes. Au cours de son «royaume» un joueur choisi de jouer tout contrat mais sur la base de ses cartes. Il n'y a pas de règle pour jouer les contrats en définir l'ordre, et il y a 120 combinaisons possibles de commandes contractuelles.<text:line-break/><text:line-break/>Après le premier concessionnaire a joué tous les cinq contrats, le royaume passe au joueur à sa droite, et ainsi de suite. Dans certaines variantes du jeu passe à droite, deux premières fois, puis une personne à l'opposé du deuxième joueur restant alors un joueur. Chacun de ces joueurs, au cours de leurs royaumes, doit faire face à cinq reprises, le choix d'un autre contrat à chaque fois, sans répétition. Après les quatre royaumes sont complets, 20 offres ont été joués, chaque joueur a choisi chaque contrat une fois: le jeu est terminé.</text:p>
      <text:p text:style-name="P1"><text:line-break/><text:span text:style-name="T3">Les cinq contrats</text:span><text:line-break/>Quatre des cinq contrats sont des jeux astuce prise dans laquelle le but est d'éviter de prendre des tours ou des cartes individuelles. Le croupier mène toujours au premier tour, et le vainqueur de chaque tour conduit à l'autre. Les joueurs doivent suivre si elles peuvent, et la plus haute carte recueille l'affaire.</text:p>
      <text:p text:style-name="P1"><text:line-break/><text:span text:style-name="T1">King of Hearts ou "Roi de Coeurs"</text:span><text:line-break/>Le joueur qui prend le conteneur truc contenant le roi de cœur est réduit de 75 points dans l'établissement de normes. Lorsque le contrat est annoncé, le joueur qui a le le roi de cœur a la possibilité de le révéler aux autres joueurs et, ce faisant doubler sa valeur. Par conséquent, ce processus est appelé "doubler". Si le joueur ne parvient pas doubler la carte, et recueille, je l'ai réduite ou elle est de 75 points. Opposées, Si un autre joueur recueille quand il est "Doublement" J'ai réduit ou elle est de 150 points (double la valeur standard) et le joueur qui avait à l'origine, il obtient 75 points.<text:line-break/><text:line-break/>Une stratégie commune dans la poursuite de Suivi forçant le titulaire de la carte pour les recueillir lui-même est pour les joueurs de diriger intentionnellement des coeurs Lorsque possible.<text:line-break/><text:line-break/>Si ce contrat est choisi et un joueur possède seule le roi des cœurs, le roi des cœurs et l'As de cœur, je ne puisse la main Que la demande soit ré-Traitées. Ceci est tel un joueur parce que la plupart sans doute recueillir la carte, ce qui serait injuste pour lui! Le joueur qui fait l'appel doit montrer toutes ses cartes aux autres joueurs. Si cela se produit rejoué le contrat ne doit pas être roi des coeurs.<text:line-break/>Diamonds<text:line-break/><text:line-break/>Chaque carte de la couleur de diamant prise dans un truc prend 10 points de retard sur le fonctionnement global du joueur de collecte. Dans certaines variantes Les diamants accumulés sont maintenus face vers le haut devant les joueurs les prendre afin que chacun puisse voir ce qui ont été les diamants pris, et / ou joué, ce n'est pas, Bien que la méthode standard de jeu. Ils sont normalement pas représentés.<text:line-break/><text:soft-page-break/><text:span text:style-name="T1">Filles ou "Femmes"</text:span><text:line-break/>Chaque reine pris à un tour coûte le joueur collecte 25 points. Queens sont stockés face vers le haut devant le vainqueur de l'affaire dans laquelle ils ont été joués. Il peut également être Doublement Queens, causant le joueur recueille à l'OMS Doubled reine à être réduit de 50 points et celui qui le donne pour gagner 25 points. Si une reine est Collected Doublement il a une carte ITS Placé plus de la moitié. Parmi Trex certains joueurs ce qu'on appelle «une couverture pour la garder au chaud." Si la reine normale est qu'il a une carte Collected placé sous sa moitié. Ceci est appelé «un oreiller pour sa tête".</text:p>
      <text:p text:style-name="P1"><text:line-break/><text:span text:style-name="T1">Collections / "Slaps" / "Botter" / "Lutoosh"</text:span><text:line-break/>Chaque tour pris coûte le joueur collecte 15 points.</text:p>
      <text:p text:style-name="P1"><text:line-break/><text:span text:style-name="T1">Trex ou Trix</text:span><text:line-break/>Malgré son nom, c'est le seul contrat est pas un truc prise de ce jeu dans le sens occidental habituel du terme. Il est semblable à Fan Card Tan ou Dominoes. Les joueurs essaient de se débarrasser de leurs cartes dès qu'ils peuvent en les jouant à une mise en page, qui commence par les prises, et tout continue vers le haut dans chaque costume à l'as et vers le bas pour les deux. Le croupier commence et le jeu se poursuit dans le sens antihoraire. A votre tour, vous [qui?] Doit jouer une carte si vous le pouvez. pièces juridiques sont: toute prise ou toute carte qui est un rang supérieur ou inférieur à une carte qui a déjà été joué. Si vous êtes incapable de jouer, vous passez. Le premier joueur de cartes qui exécute scores plus 200 points. Les autres continuent à jouer et les deuxièmes scores de plus 150 points, 100 points, plus la troisième et dernière obtient 50 points de plus.<text:line-break/><text:line-break/>Si Trex est annoncé, tout joueur détient quatre deux ou trois OMS deux et trois de la quatrième costume peut exiger que les cartes pour être jetés dans. Les cartes sont mélangées et redistribué, et le concessionnaire peuvent choisir un contrat que je ne l'ai pas déjà joué (y compris Trex).<text:line-break/>points<text:line-break/><text:line-break/>Après 20 offres Lorsque les quatre joueurs ont leurs achevées toutes les cinq royaumes par les contrats qui choisissent, le jeu est terminé. Les scores finaux indiquent le résultat - les joueurs gagnent par des scores positifs Avec ce montant, et les joueurs perdent Avec des scores négatifs autant que.<text:line-break/><text:line-break/>Les points globaux disponibles dans les cinq contrats sont -75, -130, -100, -195, +500, de sorte que les scores globaux à la fin de chaque royaume et à la fin de l'ensemble du jeu sont toujours à zéro.<text:line-break/>tactique<text:line-break/><text:line-break/>"King of Hearts" est généralement meilleure offre sur les mains avec beaucoup de cœurs, puisque vos autres combinaisons sont alors plus courte que la moyenne et vous sera probablement fiable pour jeter le roi. , Bien que "King of Hearts" scores seulement 75, il est vraiment une grosse main, Parce que le 75 tout va à un joueur, tandis que les 195 points pour "Botter" (par exemple) sont distribués habituellement entre les joueurs. Dans les «Trex» twos des contrats et autres cartes basses sont un passif, tout comme les aces dans une moindre mesure. Un «bloc» de cartes comme 7-6-5 d'un costume peut être puissant dans un costume dans lequel le 3 Avril et 2 ne sont pas ten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9:47:12.400506927</meta:creation-date>
    <dc:date>2016-06-02T20:01:22.764541579</dc:date>
    <meta:editing-duration>P0D</meta:editing-duration>
    <meta:editing-cycles>1</meta:editing-cycles>
    <meta:document-statistic meta:table-count="0" meta:image-count="0" meta:object-count="0" meta:page-count="2" meta:paragraph-count="5" meta:word-count="1185" meta:character-count="6737" meta:non-whitespace-character-count="5543"/>
    <meta:generator>LibreOffice/4.2.8.2$Linux_x86 LibreOffice_project/420m0$Build-2</meta:generator>
  </office:meta>
</office:document-meta>
</file>